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194.5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321.1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justify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7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Task 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Est. Hours</text:p>
          </table:table-cell>
          <table:table-cell table:style-name="ce1" office:value-type="string" calcext:value-type="string">
            <text:p>Actual Hours</text:p>
          </table:table-cell>
          <table:table-cell table:style-name="ce1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2"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3" office:value-type="string" calcext:value-type="string">
            <text:p>Assign roles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3" office:value-type="string" calcext:value-type="string">
            <text:p>Research front end framework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3" office:value-type="string" calcext:value-type="string">
            <text:p>Research back end frameworks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3" office:value-type="string" calcext:value-type="string">
            <text:p>Pick frameworks for front and back en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4" office:value-type="string" calcext:value-type="string">
            <text:p>Write Project Charter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table:number-columns-repeated="2"/>
          <table:table-cell table:style-name="ce9" table:number-columns-repeated="1018"/>
        </table:table-row>
        <table:table-row table:style-name="ro2" table:number-rows-repeated="519">
          <table:table-cell table:style-name="ce3" table:number-columns-repeated="6"/>
          <table:table-cell table:number-columns-repeated="1018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56:51.161620890</meta:creation-date>
    <dc:date>2019-09-16T20:27:36.074701966</dc:date>
    <meta:editing-duration>PT9M43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